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64cm"/>
    </style:style>
    <style:style style:name="co2" style:family="table-column">
      <style:table-column-properties fo:break-before="auto" style:column-width="5.808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.157cm" fo:break-before="auto" style:use-optimal-row-height="fals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2">
      <style:text-properties fo:font-size="12pt" style:font-size-asian="12pt" style:font-size-complex="12pt"/>
    </style:style>
    <style:style style:name="ce4" style:family="table-cell" style:parent-style-name="Default" style:data-style-name="N2">
      <style:text-properties fo:font-size="12pt" style:font-size-asian="12pt" style:font-size-complex="12pt"/>
      <style:map style:condition="cell-content()&lt;5" style:apply-style-name="Warning" style:base-cell-address="Qualificacions.K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Qualificacions" table:style-name="ta1">
        <table:shapes>
          <draw:frame draw:z-index="0" draw:style-name="gr1" draw:text-style-name="P1" svg:width="15.999cm" svg:height="8.999cm" svg:x="9.274cm" svg:y="23.173cm">
            <draw:object draw:notify-on-update-of-ranges="Qualificacions.G1:Qualificacions.G1 Qualificacions.G2:Qualificacions.G3 Qualificacions.H1:Qualificacions.H1 Qualificacions.H2:Qualificacions.H3 Qualificacions.I1:Qualificacions.I1 Qualificacions.I2:Qualificacions.I3 Qualificacions.J1:Qualificacions.J1 Qualificacions.J2:Qualificacions.J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3"/>
        <table:table-column table:style-name="co5" table:number-columns-repeated="1012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gnoms</text:p>
          </table:table-cell>
          <table:table-cell table:style-name="ce1" office:value-type="string" calcext:value-type="string">
            <text:p>Tasca:T01_Act_1_Servidor_Archivos (Real)</text:p>
          </table:table-cell>
          <table:table-cell table:style-name="ce1" office:value-type="string" calcext:value-type="string">
            <text:p>Tasca:T01_Act_2_Administrar_Oficina (Real)</text:p>
          </table:table-cell>
          <table:table-cell table:style-name="ce1" office:value-type="string" calcext:value-type="string">
            <text:p>Tasca:T02_Act_1_Instalación_Dual (Real)</text:p>
          </table:table-cell>
          <table:table-cell table:style-name="ce1" office:value-type="string" calcext:value-type="string">
            <text:p>Tasca:T03_Act_1_Virtualizacion (Real)</text:p>
          </table:table-cell>
          <table:table-cell table:style-name="ce1"/>
          <table:table-cell table:style-name="ce1" office:value-type="string" calcext:value-type="string">
            <text:p>Examen RA1</text:p>
          </table:table-cell>
          <table:table-cell table:style-name="ce1" office:value-type="string" calcext:value-type="string">
            <text:p>Examen RA2</text:p>
          </table:table-cell>
          <table:table-cell table:style-name="ce1" office:value-type="string" calcext:value-type="string">
            <text:p>Examen RA5</text:p>
          </table:table-cell>
          <table:table-cell office:value-type="string" calcext:value-type="string">
            <text:p>Examenes</text:p>
          </table:table-cell>
          <table:table-cell table:number-columns-repeated="101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Aprobados</text:p>
          </table:table-cell>
          <table:table-cell table:style-name="ce1" table:formula="of:=COUNTIF([.H4:.H28];&quot;&gt;=5&quot;)" office:value-type="float" office:value="8" calcext:value-type="float">
            <text:p>8</text:p>
          </table:table-cell>
          <table:table-cell table:style-name="ce1" table:formula="of:=COUNTIF([.I4:.I28];&quot;&gt;=5&quot;)" office:value-type="float" office:value="15" calcext:value-type="float">
            <text:p>15</text:p>
          </table:table-cell>
          <table:table-cell table:style-name="ce1" table:formula="of:=COUNTIF([.J4:.J28];&quot;&gt;=5&quot;)"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Suspendidos</text:p>
          </table:table-cell>
          <table:table-cell table:style-name="ce1" table:formula="of:=COUNTIF([.H4:.H29];&quot;&lt;5&quot;) - 7" office:value-type="float" office:value="10" calcext:value-type="float">
            <text:p>10</text:p>
          </table:table-cell>
          <table:table-cell table:style-name="ce1" table:formula="of:=COUNTIF([.I4:.I29];&quot;&lt;5&quot;) - 7" office:value-type="float" office:value="3" calcext:value-type="float">
            <text:p>3</text:p>
          </table:table-cell>
          <table:table-cell table:style-name="ce1" table:formula="of:=COUNTIF([.J4:.J29];&quot;&lt;5&quot;) - 7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YERAY</text:p>
          </table:table-cell>
          <table:table-cell office:value-type="string" calcext:value-type="string">
            <text:p>BERMUDEZ FALCON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4" table:formula="of:=SUM([.H4:.J4])/3" office:value-type="float" office:value="0" calcext:value-type="float">
            <text:p>0,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LADYSLAV</text:p>
          </table:table-cell>
          <table:table-cell office:value-type="string" calcext:value-type="string">
            <text:p>BOIK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4" table:formula="of:=SUM([.H5:.J5])/3" office:value-type="float" office:value="0" calcext:value-type="float">
            <text:p>0,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MILI</text:p>
          </table:table-cell>
          <table:table-cell office:value-type="string" calcext:value-type="string">
            <text:p>CALVO PUIG</text:p>
          </table:table-cell>
          <table:table-cell office:value-type="float" office:value="7.5" calcext:value-type="float">
            <text:p>7,5</text:p>
          </table:table-cell>
          <table:table-cell office:value-type="float" office:value="8.5" calcext:value-type="float">
            <text:p>8,5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4" calcext:value-type="float">
            <text:p>3,54</text:p>
          </table:table-cell>
          <table:table-cell office:value-type="float" office:value="8.25" calcext:value-type="float">
            <text:p>8,25</text:p>
          </table:table-cell>
          <table:table-cell office:value-type="float" office:value="7.5" calcext:value-type="float">
            <text:p>7,5</text:p>
          </table:table-cell>
          <table:table-cell table:style-name="ce4" table:formula="of:=SUM([.H6:.J6])/3" office:value-type="float" office:value="6.43" calcext:value-type="float">
            <text:p>6,4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RANCISCO</text:p>
          </table:table-cell>
          <table:table-cell office:value-type="string" calcext:value-type="string">
            <text:p>CARIATI LEMO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33" calcext:value-type="float">
            <text:p>3,33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,5</text:p>
          </table:table-cell>
          <table:table-cell table:style-name="ce4" table:formula="of:=SUM([.H7:.J7])/3" office:value-type="float" office:value="4.94333333333333" calcext:value-type="float">
            <text:p>4,9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OBERTO</text:p>
          </table:table-cell>
          <table:table-cell office:value-type="string" calcext:value-type="string">
            <text:p>COLOMER SÁNCHEZ</text:p>
          </table:table-cell>
          <table:table-cell office:value-type="float" office:value="7.5" calcext:value-type="float">
            <text:p>7,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.17" calcext:value-type="float">
            <text:p>9,17</text:p>
          </table:table-cell>
          <table:table-cell office:value-type="float" office:value="6.5" calcext:value-type="float">
            <text:p>6,5</text:p>
          </table:table-cell>
          <table:table-cell office:value-type="float" office:value="7.5" calcext:value-type="float">
            <text:p>7,5</text:p>
          </table:table-cell>
          <table:table-cell table:style-name="ce4" table:formula="of:=SUM([.H8:.J8])/3" office:value-type="float" office:value="7.72333333333333" calcext:value-type="float">
            <text:p>7,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HÉCTOR</text:p>
          </table:table-cell>
          <table:table-cell office:value-type="string" calcext:value-type="string">
            <text:p>CORTIJO HERMU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92" calcext:value-type="float">
            <text:p>7,92</text:p>
          </table:table-cell>
          <table:table-cell office:value-type="float" office:value="6.5" calcext:value-type="float">
            <text:p>6,5</text:p>
          </table:table-cell>
          <table:table-cell office:value-type="float" office:value="10" calcext:value-type="float">
            <text:p>10</text:p>
          </table:table-cell>
          <table:table-cell table:style-name="ce4" table:formula="of:=SUM([.H9:.J9])/3" office:value-type="float" office:value="8.14" calcext:value-type="float">
            <text:p>8,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UBÉN</text:p>
          </table:table-cell>
          <table:table-cell office:value-type="string" calcext:value-type="string">
            <text:p>FERNÁNDEZ FENOLLERA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67" calcext:value-type="float">
            <text:p>6,67</text:p>
          </table:table-cell>
          <table:table-cell office:value-type="float" office:value="6.75" calcext:value-type="float">
            <text:p>6,75</text:p>
          </table:table-cell>
          <table:table-cell office:value-type="float" office:value="6.5" calcext:value-type="float">
            <text:p>6,5</text:p>
          </table:table-cell>
          <table:table-cell table:style-name="ce4" table:formula="of:=SUM([.H10:.J10])/3" office:value-type="float" office:value="6.64" calcext:value-type="float">
            <text:p>6,6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RANCISCO NAIM</text:p>
          </table:table-cell>
          <table:table-cell office:value-type="string" calcext:value-type="string">
            <text:p>FRIAS BONADIES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8" calcext:value-type="float">
            <text:p>4,58</text:p>
          </table:table-cell>
          <table:table-cell office:value-type="float" office:value="5.75" calcext:value-type="float">
            <text:p>5,75</text:p>
          </table:table-cell>
          <table:table-cell office:value-type="float" office:value="4" calcext:value-type="float">
            <text:p>4</text:p>
          </table:table-cell>
          <table:table-cell table:style-name="ce4" table:formula="of:=SUM([.H11:.J11])/3" office:value-type="float" office:value="4.77666666666667" calcext:value-type="float">
            <text:p>4,7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ARÓN</text:p>
          </table:table-cell>
          <table:table-cell office:value-type="string" calcext:value-type="string">
            <text:p>GARCÍA CORTÉS</text:p>
          </table:table-cell>
          <table:table-cell office:value-type="float" office:value="6.5" calcext:value-type="float">
            <text:p>6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21" calcext:value-type="float">
            <text:p>5,21</text:p>
          </table:table-cell>
          <table:table-cell office:value-type="float" office:value="5.25" calcext:value-type="float">
            <text:p>5,25</text:p>
          </table:table-cell>
          <table:table-cell office:value-type="float" office:value="5.75" calcext:value-type="float">
            <text:p>5,75</text:p>
          </table:table-cell>
          <table:table-cell table:style-name="ce4" table:formula="of:=SUM([.H12:.J12])/3" office:value-type="float" office:value="5.40333333333333" calcext:value-type="float">
            <text:p>5,4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RTÍN</text:p>
          </table:table-cell>
          <table:table-cell office:value-type="string" calcext:value-type="string">
            <text:p>GARCÍA GONZÁLEZ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4" table:formula="of:=SUM([.H13:.J13])/3" office:value-type="float" office:value="0" calcext:value-type="float">
            <text:p>0,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LI</text:p>
          </table:table-cell>
          <table:table-cell office:value-type="string" calcext:value-type="string">
            <text:p>HASSAN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float" office:value="9.75" calcext:value-type="float">
            <text:p>9,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1" calcext:value-type="float">
            <text:p>2,71</text:p>
          </table:table-cell>
          <table:table-cell office:value-type="float" office:value="5.25" calcext:value-type="float">
            <text:p>5,25</text:p>
          </table:table-cell>
          <table:table-cell office:value-type="float" office:value="6.75" calcext:value-type="float">
            <text:p>6,75</text:p>
          </table:table-cell>
          <table:table-cell table:style-name="ce4" table:formula="of:=SUM([.H14:.J14])/3" office:value-type="float" office:value="4.90333333333333" calcext:value-type="float">
            <text:p>4,9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NRIQUE</text:p>
          </table:table-cell>
          <table:table-cell office:value-type="string" calcext:value-type="string">
            <text:p>HERRERO DELGAD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8" calcext:value-type="float">
            <text:p>4,58</text:p>
          </table:table-cell>
          <table:table-cell office:value-type="float" office:value="5.25" calcext:value-type="float">
            <text:p>5,25</text:p>
          </table:table-cell>
          <table:table-cell office:value-type="float" office:value="6.75" calcext:value-type="float">
            <text:p>6,75</text:p>
          </table:table-cell>
          <table:table-cell table:style-name="ce4" table:formula="of:=SUM([.H15:.J15])/3" office:value-type="float" office:value="5.52666666666667" calcext:value-type="float">
            <text:p>5,5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ALERY</text:p>
          </table:table-cell>
          <table:table-cell office:value-type="string" calcext:value-type="string">
            <text:p>KOSHELEV</text:p>
          </table:table-cell>
          <table:table-cell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46" calcext:value-type="float">
            <text:p>6,46</text:p>
          </table:table-cell>
          <table:table-cell office:value-type="float" office:value="5.5" calcext:value-type="float">
            <text:p>5,5</text:p>
          </table:table-cell>
          <table:table-cell office:value-type="float" office:value="9" calcext:value-type="float">
            <text:p>9</text:p>
          </table:table-cell>
          <table:table-cell table:style-name="ce4" table:formula="of:=SUM([.H16:.J16])/3" office:value-type="float" office:value="6.98666666666667" calcext:value-type="float">
            <text:p>6,9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GABRIEL ALEJANDRO</text:p>
          </table:table-cell>
          <table:table-cell office:value-type="string" calcext:value-type="string">
            <text:p>MÁRQUEZ LÓPEZ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75" calcext:value-type="float">
            <text:p>3,75</text:p>
          </table:table-cell>
          <table:table-cell office:value-type="float" office:value="5.25" calcext:value-type="float">
            <text:p>5,25</text:p>
          </table:table-cell>
          <table:table-cell office:value-type="float" office:value="6.75" calcext:value-type="float">
            <text:p>6,75</text:p>
          </table:table-cell>
          <table:table-cell table:style-name="ce4" table:formula="of:=SUM([.H17:.J17])/3" office:value-type="float" office:value="5.25" calcext:value-type="float">
            <text:p>5,2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SIER</text:p>
          </table:table-cell>
          <table:table-cell office:value-type="string" calcext:value-type="string">
            <text:p>MENDEZ ROS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13" calcext:value-type="float">
            <text:p>3,13</text:p>
          </table:table-cell>
          <table:table-cell office:value-type="float" office:value="3" calcext:value-type="float">
            <text:p>3</text:p>
          </table:table-cell>
          <table:table-cell office:value-type="float" office:value="5.75" calcext:value-type="float">
            <text:p>5,75</text:p>
          </table:table-cell>
          <table:table-cell table:style-name="ce4" table:formula="of:=SUM([.H18:.J18])/3" office:value-type="float" office:value="3.96" calcext:value-type="float">
            <text:p>3,9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UBÉN</text:p>
          </table:table-cell>
          <table:table-cell office:value-type="string" calcext:value-type="string">
            <text:p>NAVARRO VIVÓ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,5</text:p>
          </table:table-cell>
          <table:table-cell table:style-name="ce4" table:formula="of:=SUM([.H19:.J19])/3" office:value-type="float" office:value="9.83333333333333" calcext:value-type="float">
            <text:p>9,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RIO</text:p>
          </table:table-cell>
          <table:table-cell office:value-type="string" calcext:value-type="string">
            <text:p>NOVILLO ORTEG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6.25" calcext:value-type="float">
            <text:p>6,25</text:p>
          </table:table-cell>
          <table:table-cell office:value-type="float" office:value="9" calcext:value-type="float">
            <text:p>9</text:p>
          </table:table-cell>
          <table:table-cell table:style-name="ce4" table:formula="of:=SUM([.H20:.J20])/3" office:value-type="float" office:value="5.91666666666667" calcext:value-type="float">
            <text:p>5,9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ERGIO</text:p>
          </table:table-cell>
          <table:table-cell office:value-type="string" calcext:value-type="string">
            <text:p>NUÑO GÓMEZ</text:p>
          </table:table-cell>
          <table:table-cell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,75</text:p>
          </table:table-cell>
          <table:table-cell office:value-type="float" office:value="8.25" calcext:value-type="float">
            <text:p>8,25</text:p>
          </table:table-cell>
          <table:table-cell table:style-name="ce4" table:formula="of:=SUM([.H21:.J21])/3" office:value-type="float" office:value="9" calcext:value-type="float">
            <text:p>9,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ANIEL MICHAEL</text:p>
          </table:table-cell>
          <table:table-cell office:value-type="string" calcext:value-type="string">
            <text:p>PÉREZ FERNÁNDEZ</text:p>
          </table:table-cell>
          <table:table-cell table:number-columns-repeated="3"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4" table:formula="of:=SUM([.H22:.J22])/3" office:value-type="float" office:value="0" calcext:value-type="float">
            <text:p>0,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VAN</text:p>
          </table:table-cell>
          <table:table-cell office:value-type="string" calcext:value-type="string">
            <text:p>PORTA NAVAIS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.79" calcext:value-type="float">
            <text:p>4,79</text:p>
          </table:table-cell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table:style-name="ce4" table:formula="of:=SUM([.H23:.J23])/3" office:value-type="float" office:value="5.59666666666667" calcext:value-type="float">
            <text:p>5,6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ANIEL</text:p>
          </table:table-cell>
          <table:table-cell office:value-type="string" calcext:value-type="string">
            <text:p>SAGREDO AMBRON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33" calcext:value-type="float">
            <text:p>3,33</text:p>
          </table:table-cell>
          <table:table-cell office:value-type="float" office:value="3.75" calcext:value-type="float">
            <text:p>3,75</text:p>
          </table:table-cell>
          <table:table-cell office:value-type="float" office:value="5.5" calcext:value-type="float">
            <text:p>5,5</text:p>
          </table:table-cell>
          <table:table-cell table:style-name="ce4" table:formula="of:=SUM([.H24:.J24])/3" office:value-type="float" office:value="4.19333333333333" calcext:value-type="float">
            <text:p>4,1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KER</text:p>
          </table:table-cell>
          <table:table-cell office:value-type="string" calcext:value-type="string">
            <text:p>SÁNCHEZ IBORRA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4" table:formula="of:=SUM([.H25:.J25])/3" office:value-type="float" office:value="0" calcext:value-type="float">
            <text:p>0,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ÓSCAR</text:p>
          </table:table-cell>
          <table:table-cell office:value-type="string" calcext:value-type="string">
            <text:p>SERRANO ROMER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.75" calcext:value-type="float">
            <text:p>5,7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4" table:formula="of:=SUM([.H26:.J26])/3" office:value-type="float" office:value="0" calcext:value-type="float">
            <text:p>0,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RCO</text:p>
          </table:table-cell>
          <table:table-cell office:value-type="string" calcext:value-type="string">
            <text:p>SIMEONOV VÁZQUEZ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,5</text:p>
          </table:table-cell>
          <table:table-cell office:value-type="float" office:value="7.25" calcext:value-type="float">
            <text:p>7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3" calcext:value-type="float">
            <text:p>5,63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" table:formula="of:=SUM([.H27:.J27])/3" office:value-type="float" office:value="7.21" calcext:value-type="float">
            <text:p>7,2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ERNANDO</text:p>
          </table:table-cell>
          <table:table-cell office:value-type="string" calcext:value-type="string">
            <text:p>TERRÁDEZ TURÉGANO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4"/>
          <table:table-cell table:number-columns-repeated="1012"/>
        </table:table-row>
        <table:table-row table:style-name="ro3" table:number-rows-repeated="5">
          <table:table-cell table:number-columns-repeated="1023"/>
        </table:table-row>
        <table:table-row table:style-name="ro3">
          <table:table-cell table:number-columns-repeated="7"/>
          <table:table-cell office:value-type="string" calcext:value-type="string">
            <text:p>Alumnos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string" calcext:value-type="string">
            <text:p>No presentados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3" table:number-rows-repeated="1048540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Qualificacions.K4:Qualificacions.K28">
            <calcext:condition calcext:apply-style-name="Warning" calcext:value="&lt;5" calcext:base-cell-address="Qualificacions.K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GARCIA BONIFAZ</meta:initial-creator>
    <meta:creation-date>2025-11-06T12:37:42</meta:creation-date>
    <dc:date>2025-11-07T10:27:40.052116884</dc:date>
    <meta:editing-duration>PT13M44S</meta:editing-duration>
    <meta:editing-cycles>3</meta:editing-cycles>
    <meta:document-statistic meta:table-count="1" meta:cell-count="27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08cm" svg:y="3.703cm" style:legend-expansion="high" chart:style-name="ch2"/>
        <chart:plot-area chart:style-name="ch3" table:cell-range-address="Qualificacions.G1:Qualificacions.J3" chart:data-source-has-labels="both" svg:x="0.32cm" svg:y="0.178cm" svg:width="12.567cm" svg:height="8.639cm">
          <chartooo:coordinate-region svg:x="0.941cm" svg:y="0.377cm" svg:width="11.946cm" svg:height="7.793cm"/>
          <chart:axis chart:dimension="x" chart:name="primary-x" chart:style-name="ch4" chartooo:axis-type="auto">
            <chartooo:date-scale/>
            <chart:categories table:cell-range-address="Qualificacions.G2:Qualificacions.G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alificacions.H2:Qualificacions.H3" chart:label-cell-address="Qualificacions.H1:Qualificacions.H1" chart:class="chart:bar">
            <chart:data-point chart:repeated="2"/>
          </chart:series>
          <chart:series chart:style-name="ch8" chart:values-cell-range-address="Qualificacions.I2:Qualificacions.I3" chart:label-cell-address="Qualificacions.I1:Qualificacions.I1" chart:class="chart:bar">
            <chart:data-point chart:repeated="2"/>
          </chart:series>
          <chart:series chart:style-name="ch9" chart:values-cell-range-address="Qualificacions.J2:Qualificacions.J3" chart:label-cell-address="Qualificacions.J1:Qualificacions.J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amen RA1</text:p>
                <draw:g>
                  <svg:desc>Qualificacions.H1:Qualificacions.H1</svg:desc>
                </draw:g>
              </table:table-cell>
              <table:table-cell office:value-type="string">
                <text:p>Examen RA2</text:p>
                <draw:g>
                  <svg:desc>Qualificacions.I1:Qualificacions.I1</svg:desc>
                </draw:g>
              </table:table-cell>
              <table:table-cell office:value-type="string">
                <text:p>Examen RA5</text:p>
                <draw:g>
                  <svg:desc>Qualificacions.J1:Qualificacion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robados</text:p>
                <draw:g>
                  <svg:desc>Qualificacions.G2:Qualificacions.G3</svg:desc>
                </draw:g>
              </table:table-cell>
              <table:table-cell office:value-type="float" office:value="8">
                <text:p>8</text:p>
                <draw:g>
                  <svg:desc>Qualificacions.H2:Qualificacions.H3</svg:desc>
                </draw:g>
              </table:table-cell>
              <table:table-cell office:value-type="float" office:value="15">
                <text:p>15</text:p>
                <draw:g>
                  <svg:desc>Qualificacions.I2:Qualificacions.I3</svg:desc>
                </draw:g>
              </table:table-cell>
              <table:table-cell office:value-type="float" office:value="17">
                <text:p>17</text:p>
                <draw:g>
                  <svg:desc>Qualificacions.J2:Qualificacions.J3</svg:desc>
                </draw:g>
              </table:table-cell>
            </table:table-row>
            <table:table-row>
              <table:table-cell office:value-type="string">
                <text:p>Suspendidos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